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95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1.7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ccccff"/>
      <style:text-properties fo:font-weight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cc99"/>
      <style:text-properties fo:font-weight="bold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4bd5e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fo:font-weight="bold"/>
    </style:style>
    <style:style style:name="ce24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5" style:family="table-cell" style:parent-style-name="Default">
      <style:table-cell-properties fo:background-color="#7da647"/>
      <style:text-properties fo:color="#000000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c0c0c0"/>
      <style:text-properties fo:font-weight="bold"/>
    </style:style>
    <style:style style:name="ce28" style:family="table-cell" style:parent-style-name="Default">
      <style:table-cell-properties fo:background-color="#ffffcc"/>
      <style:text-properties fo:font-weight="bold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1" office:value-type="string">
            <text:p>Studiepunten</text:p>
          </table:table-cell>
          <table:table-cell table:style-name="ce21" office:value-type="string">
            <text:p>Resultaat</text:p>
          </table:table-cell>
          <table:table-cell table:style-name="ce11" office:value-type="string">
            <text:p>Gewogen</text:p>
          </table:table-cell>
          <table:table-cell table:style-name="ce15"/>
          <table:table-cell table:style-name="ce28" office:value-type="string">
            <text:p>Opmerkingen</text:p>
          </table:table-cell>
          <table:table-cell table:style-name="ce31" table:number-columns-repeated="250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2"/>
          <table:table-cell table:style-name="ce27"/>
          <table:table-cell table:style-name="ce28"/>
          <table:table-cell table:style-name="ce31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8">
            <text:p>7,8</text:p>
          </table:table-cell>
          <table:table-cell table:style-name="ce13" table:formula="of:=[.B7]*[.C7]" office:value-type="float" office:value="46.8">
            <text:p>46,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f:=[.B8]*[.C8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9]*[.C9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3" table:formula="of:=[.B10]*[.C10]" office:value-type="float" office:value="48">
            <text:p>4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f:=[.B11]*[.C11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f:=[.B12]*[.C12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7">
            <text:p>7,7</text:p>
          </table:table-cell>
          <table:table-cell table:style-name="ce13" table:formula="of:=[.B13]*[.C13]" office:value-type="float" office:value="38.5">
            <text:p>38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.5">
            <text:p>8,5</text:p>
          </table:table-cell>
          <table:table-cell table:style-name="ce13" table:formula="of:=[.B14]*[.C14]" office:value-type="float" office:value="25.5">
            <text:p>2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f:=[.B15]*[.C15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3" table:formula="of:=[.B16]*[.C16]" office:value-type="float" office:value="16">
            <text:p>1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17]*[.C17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f:=[.B18]*[.C18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f:=[.B19]*[.C19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20]*[.C20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f:=[.B21]*[.C21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3" table:formula="of:=[.B22]*[.C2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f:=[.B23]*[.C23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5">
            <text:p>7,5</text:p>
          </table:table-cell>
          <table:table-cell table:style-name="ce13" table:formula="of:=[.B24]*[.C24]" office:value-type="float" office:value="37.5">
            <text:p>37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f:=[.B25]*[.C25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f:=[.B26]*[.C26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f:=[.B27]*[.C27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28]*[.C28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3" table:formula="of:=[.B29]*[.C29]" office:value-type="float" office:value="64">
            <text:p>6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f:=[.B30]*[.C30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5">
            <text:p>7,5</text:p>
          </table:table-cell>
          <table:table-cell table:style-name="ce13" table:formula="of:=[.B31]*[.C31]" office:value-type="float" office:value="45">
            <text:p>4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32]*[.C3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f:=[.B33]*[.C33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,5</text:p>
          </table:table-cell>
          <table:table-cell table:style-name="ce13" table:formula="of:=[.B34]*[.C34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.5">
            <text:p>7,5</text:p>
          </table:table-cell>
          <table:table-cell table:style-name="ce13" table:formula="of:=[.B35]*[.C35]" office:value-type="float" office:value="22.5">
            <text:p>22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.5">
            <text:p>8,5</text:p>
          </table:table-cell>
          <table:table-cell table:style-name="ce13" table:formula="of:=[.B36]*[.C36]" office:value-type="float" office:value="51">
            <text:p>5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3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3" table:formula="of:=[.B37]*[.C37]" office:value-type="float" office:value="72">
            <text:p>7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f:=[.B38]*[.C38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6.5">
            <text:p>6,5</text:p>
          </table:table-cell>
          <table:table-cell table:style-name="ce13" table:formula="of:=[.B39]*[.C39]" office:value-type="float" office:value="45.5">
            <text:p>45,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40]*[.C40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3" table:formula="of:=[.B41]*[.C41]" office:value-type="float" office:value="20">
            <text:p>2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f:=[.B42]*[.C42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f:=[.B43]*[.C43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f:=[.B44]*[.C44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f:=[.B45]*[.C45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f:=[.B46]*[.C46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13" office:value-type="float" office:value="54">
            <text:p>5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5" table:formula="of:=SUM([.B3:.B47])" office:value-type="float" office:value="181">
            <text:p>181</text:p>
          </table:table-cell>
          <table:table-cell table:style-name="ce1" table:formula="of:=AVERAGE([.C7:.C47])" office:value-type="float" office:value="7.74390243902439">
            <text:p>7,74</text:p>
          </table:table-cell>
          <table:table-cell table:style-name="ce15" table:formula="of:=SUM([.D7:.D47])/SUM([.B7:.B47])" office:value-type="float" office:value="7.72078651685393">
            <text:p>7,72</text:p>
          </table:table-cell>
          <table:table-cell table:style-name="ce15"/>
          <table:table-cell table:style-name="ce28"/>
          <table:table-cell table:style-name="ce31"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6" office:value-type="string">
            <text:p>Studiepunten</text:p>
          </table:table-cell>
          <table:table-cell table:style-name="ce23" office:value-type="string">
            <text:p>Resultaat</text:p>
          </table:table-cell>
          <table:table-cell table:style-name="ce16" office:value-type="string">
            <text:p>Gewogen</text:p>
          </table:table-cell>
          <table:table-cell table:style-name="ce17"/>
          <table:table-cell table:style-name="ce30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7" office:value-type="float" office:value="7.5">
            <text:p>7,5</text:p>
          </table:table-cell>
          <table:table-cell table:style-name="ce7" office:value-type="float" office:value="9.5">
            <text:p>9,5</text:p>
          </table:table-cell>
          <table:table-cell table:style-name="ce17" table:formula="of:=[.B53]*[.C53]" office:value-type="float" office:value="71.25">
            <text:p>71,2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f:=[.B54]*[.C54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.5">
            <text:p>9,5</text:p>
          </table:table-cell>
          <table:table-cell table:style-name="ce17" table:formula="of:=[.B55]*[.C55]" office:value-type="float" office:value="57">
            <text:p>57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.5">
            <text:p>8,5</text:p>
          </table:table-cell>
          <table:table-cell table:style-name="ce17" table:formula="of:=[.B56]*[.C56]" office:value-type="float" office:value="51">
            <text:p>51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f:=[.B57]*[.C57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.5">
            <text:p>8,5</text:p>
          </table:table-cell>
          <table:table-cell table:style-name="ce17" table:formula="of:=[.B58]*[.C58]" office:value-type="float" office:value="34">
            <text:p>3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24" table:formula="of:=[.B59]*[.C59]" office:value-type="float" office:value="39">
            <text:p>39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7" office:value-type="float" office:value="9">
            <text:p>9</text:p>
          </table:table-cell>
          <table:table-cell table:style-name="ce7" office:value-type="float" office:value="8.5">
            <text:p>8,5</text:p>
          </table:table-cell>
          <table:table-cell table:style-name="ce17" table:formula="of:=[.B60]*[.C60]" office:value-type="float" office:value="76.5">
            <text:p>76,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7" table:formula="of:=[.B61]*[.C61]" office:value-type="float" office:value="40">
            <text:p>4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7" table:formula="of:=[.B62]*[.C62]" office:value-type="float" office:value="32">
            <text:p>32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7.5">
            <text:p>7,5</text:p>
          </table:table-cell>
          <table:table-cell table:style-name="ce17" table:formula="of:=[.B63]*[.C63]" office:value-type="float" office:value="45">
            <text:p>4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ural Network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7" table:formula="of:=[.B64]*[.C64]" office:value-type="float" office:value="48">
            <text:p>48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Recursion Theory (Amsterdam, Rodenburg)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f:=[.B65]*[.C65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arallel Programming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7" table:formula="of:=[.B66]*[.C66]" office:value-type="float" office:value="48">
            <text:p>48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f:=[.B67]*[.C67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8" table:formula="of:=SUM([.B53:.B67])" office:value-type="float" office:value="89.5">
            <text:p>89,5</text:p>
          </table:table-cell>
          <table:table-cell table:style-name="ce6" table:formula="of:=AVERAGE([.C53:.C67])" office:value-type="float" office:value="8.56666666666667">
            <text:p>8,57</text:p>
          </table:table-cell>
          <table:table-cell table:style-name="ce18" table:formula="of:=SUM([.D53:.D67])/[.B69]" office:value-type="float" office:value="8.60055865921788">
            <text:p>8,6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7" office:value-type="float" office:value="36">
            <text:p>3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Infinitary Term Rewriting in Coq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/>
          <table:table-cell table:style-name="ce18" table:formula="of:=SUM([.B71:.B71])+[.B69]" office:value-type="float" office:value="125.5">
            <text:p>125,5</text:p>
          </table:table-cell>
          <table:table-cell table:style-name="ce7"/>
          <table:table-cell table:style-name="ce17" table:number-columns-repeated="2"/>
          <table:table-cell table:style-name="ce2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19" office:value-type="string">
            <text:p>Eis</text:p>
          </table:table-cell>
          <table:table-cell table:style-name="ce20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0" office:value-type="string">
            <text:p>Keuze uit ATSD en SA</text:p>
          </table:table-cell>
          <table:table-cell table:style-name="ce20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TCS</text:p>
          </table:table-cell>
          <table:table-cell table:style-name="ce20" office:value-type="string">
            <text:p>Tenminste 6 ECTS</text:p>
          </table:table-cell>
          <table:table-cell table:style-name="ce20"/>
          <table:table-cell table:style-name="ce10" office:value-type="string">
            <text:p>Protocol Validation, Parallel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0" office:value-type="string">
            <text:p>Tenminste 1 “verbredend” vak</text:p>
          </table:table-cell>
          <table:table-cell table:style-name="ce20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wiskunde</text:p>
          </table:table-cell>
          <table:table-cell table:style-name="ce20" office:value-type="string">
            <text:p>Tenminste 4 ECTS</text:p>
          </table:table-cell>
          <table:table-cell table:style-name="ce20"/>
          <table:table-cell table:style-name="ce25" office:value-type="string">
            <text:p>Recursion Theory (Amsterdam, Rodenburg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0" office:value-type="string">
            <text:p>Tenminste 9 ECTS</text:p>
          </table:table-cell>
          <table:table-cell table:style-name="ce20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0" office:value-type="string">
            <text:p>Opvullen tot 120 ECTS</text:p>
          </table:table-cell>
          <table:table-cell table:style-name="ce20"/>
          <table:table-cell table:style-name="ce10" office:value-type="string">
            <text:p>Advanced Logic, Compiler Construction, Principles of Programming Languages, Neural Networks</text:p>
          </table:table-cell>
          <table:table-cell table:style-name="ce10" table:number-columns-repeated="2"/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22-12-2009</text:date>, <text:time>09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5-07-06T15:23:00</meta:creation-date>
    <dc:date>2009-12-22T09:09:59</dc:date>
    <dc:language>en-US</dc:language>
    <meta:editing-cycles>25</meta:editing-cycles>
    <meta:editing-duration>PT08H44M33S</meta:editing-duration>
    <dc:creator>Martijn Vermaat</dc:creator>
    <meta:document-statistic meta:table-count="3" meta:cell-count="291" meta:object-count="0"/>
    <meta:user-defined meta:name="Info 1"/>
    <meta:user-defined meta:name="Info 2"/>
    <meta:user-defined meta:name="Info 3"/>
    <meta:user-defined meta:name="Info 4"/>
  </office:meta>
</office:document-meta>
</file>